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24e9"/>
    </style:style>
    <style:style style:name="P2" style:family="paragraph" style:parent-style-name="Standard">
      <style:text-properties officeooo:rsid="001024e9" officeooo:paragraph-rsid="001024e9"/>
    </style:style>
    <style:style style:name="P3" style:family="paragraph" style:parent-style-name="Standard">
      <style:text-properties officeooo:rsid="00126d1f" officeooo:paragraph-rsid="00126d1f"/>
    </style:style>
    <style:style style:name="P4" style:family="paragraph" style:parent-style-name="Standard">
      <style:text-properties officeooo:rsid="0018bb86" officeooo:paragraph-rsid="0018bb86"/>
    </style:style>
    <style:style style:name="P5" style:family="paragraph" style:parent-style-name="Standard">
      <style:text-properties officeooo:rsid="00205036" officeooo:paragraph-rsid="00205036"/>
    </style:style>
    <style:style style:name="P6" style:family="paragraph" style:parent-style-name="Standard">
      <style:text-properties officeooo:rsid="00390267" officeooo:paragraph-rsid="00390267"/>
    </style:style>
    <style:style style:name="P7" style:family="paragraph" style:parent-style-name="Text_20_body">
      <style:text-properties officeooo:rsid="00155493" officeooo:paragraph-rsid="001c4bb9"/>
    </style:style>
    <style:style style:name="P8" style:family="paragraph" style:parent-style-name="Text_20_body">
      <style:text-properties fo:color="#ff3333" officeooo:rsid="001d9a5a" officeooo:paragraph-rsid="001d9a5a"/>
    </style:style>
    <style:style style:name="P9" style:family="paragraph" style:parent-style-name="Text_20_body">
      <style:text-properties style:use-window-font-color="true" officeooo:rsid="001f9b84" officeooo:paragraph-rsid="001f9b84"/>
    </style:style>
    <style:style style:name="P10" style:family="paragraph" style:parent-style-name="Text_20_body">
      <style:text-properties officeooo:rsid="001c4bb9" officeooo:paragraph-rsid="001c4bb9"/>
    </style:style>
    <style:style style:name="P11" style:family="paragraph" style:parent-style-name="Standard" style:list-style-name="L1">
      <style:text-properties officeooo:rsid="001f9bd9" officeooo:paragraph-rsid="001f9bd9"/>
    </style:style>
    <style:style style:name="P12" style:family="paragraph" style:parent-style-name="Standard" style:list-style-name="L1">
      <style:text-properties officeooo:rsid="002b04bb" officeooo:paragraph-rsid="002b04bb"/>
    </style:style>
    <style:style style:name="P13" style:family="paragraph" style:parent-style-name="Standard" style:list-style-name="L2">
      <style:text-properties officeooo:rsid="0021df17" officeooo:paragraph-rsid="0021df17"/>
    </style:style>
    <style:style style:name="P14" style:family="paragraph" style:parent-style-name="Standard" style:list-style-name="L2">
      <style:text-properties officeooo:rsid="002778d0" officeooo:paragraph-rsid="002778d0"/>
    </style:style>
    <style:style style:name="P15" style:family="paragraph" style:parent-style-name="Standard" style:list-style-name="L2">
      <style:text-properties fo:color="#ff3333" officeooo:rsid="002778d0" officeooo:paragraph-rsid="002778d0"/>
    </style:style>
    <style:style style:name="P16" style:family="paragraph" style:parent-style-name="Standard" style:list-style-name="L2">
      <style:text-properties fo:color="#ff3333" officeooo:rsid="002883df" officeooo:paragraph-rsid="002883df"/>
    </style:style>
    <style:style style:name="P17" style:family="paragraph" style:parent-style-name="Standard" style:list-style-name="L2">
      <style:text-properties fo:color="#ff3333" officeooo:rsid="002b04bb" officeooo:paragraph-rsid="002b04bb"/>
    </style:style>
    <style:style style:name="P18" style:family="paragraph" style:parent-style-name="Standard" style:list-style-name="L2">
      <style:text-properties fo:color="#ff3333" officeooo:rsid="004e8ce3" officeooo:paragraph-rsid="004e8ce3"/>
    </style:style>
    <style:style style:name="P19" style:family="paragraph" style:parent-style-name="Standard" style:list-style-name="L2">
      <style:text-properties fo:color="#ff3333" officeooo:rsid="002d9e07" officeooo:paragraph-rsid="002d9e07"/>
    </style:style>
    <style:style style:name="P20" style:family="paragraph" style:parent-style-name="Standard" style:list-style-name="L2">
      <style:text-properties fo:color="#ff3333" officeooo:rsid="004bacc3" officeooo:paragraph-rsid="004bacc3"/>
    </style:style>
    <style:style style:name="P21" style:family="paragraph" style:parent-style-name="Standard" style:list-style-name="L2">
      <style:text-properties fo:color="#ff3333" officeooo:rsid="004bacc3" officeooo:paragraph-rsid="004cab02"/>
    </style:style>
    <style:style style:name="P22" style:family="paragraph" style:parent-style-name="Standard" style:list-style-name="L2">
      <style:text-properties fo:color="#ff3333" officeooo:rsid="002fd91b" officeooo:paragraph-rsid="002fd91b"/>
    </style:style>
    <style:style style:name="P23" style:family="paragraph" style:parent-style-name="Standard" style:list-style-name="L2">
      <style:text-properties fo:color="#ff3333" officeooo:rsid="00258b18" officeooo:paragraph-rsid="00258b18"/>
    </style:style>
    <style:style style:name="P24" style:family="paragraph" style:parent-style-name="Standard" style:list-style-name="L2">
      <style:text-properties fo:color="#ff3333" officeooo:rsid="00275b7a" officeooo:paragraph-rsid="00275b7a"/>
    </style:style>
    <style:style style:name="P25" style:family="paragraph" style:parent-style-name="Standard" style:list-style-name="L2">
      <style:text-properties fo:color="#ff3333" fo:font-weight="normal" officeooo:rsid="003f4f91" officeooo:paragraph-rsid="0040807e" style:font-weight-asian="normal" style:font-weight-complex="normal"/>
    </style:style>
    <style:style style:name="P26" style:family="paragraph" style:parent-style-name="Standard" style:list-style-name="L2">
      <style:text-properties fo:color="#ff3333" fo:font-weight="normal" officeooo:rsid="0040807e" officeooo:paragraph-rsid="0040807e" style:font-weight-asian="normal" style:font-weight-complex="normal"/>
    </style:style>
    <style:style style:name="P27" style:family="paragraph" style:parent-style-name="Standard" style:list-style-name="L2">
      <style:text-properties fo:color="#ff3333" fo:font-weight="normal" officeooo:rsid="00423757" officeooo:paragraph-rsid="00423757" style:font-weight-asian="normal" style:font-weight-complex="normal"/>
    </style:style>
    <style:style style:name="P28" style:family="paragraph" style:parent-style-name="Standard" style:list-style-name="L2">
      <style:text-properties fo:color="#ff3333" fo:font-weight="normal" officeooo:rsid="00434227" officeooo:paragraph-rsid="00434227" style:font-weight-asian="normal" style:font-weight-complex="normal"/>
    </style:style>
    <style:style style:name="P29" style:family="paragraph" style:parent-style-name="Standard" style:list-style-name="L2">
      <style:text-properties fo:color="#ff3333" fo:font-weight="normal" officeooo:rsid="00473608" officeooo:paragraph-rsid="00473608" style:font-weight-asian="normal" style:font-weight-complex="normal"/>
    </style:style>
    <style:style style:name="P30" style:family="paragraph" style:parent-style-name="Standard" style:list-style-name="L2">
      <style:text-properties fo:color="#ff3333" fo:font-weight="normal" officeooo:rsid="004753c2" officeooo:paragraph-rsid="004753c2" style:font-weight-asian="normal" style:font-weight-complex="normal"/>
    </style:style>
    <style:style style:name="P31" style:family="paragraph" style:parent-style-name="Standard" style:list-style-name="L2">
      <style:text-properties fo:color="#ff3333" fo:font-weight="normal" officeooo:rsid="00453f3d" officeooo:paragraph-rsid="00453f3d" style:font-weight-asian="normal" style:font-weight-complex="normal"/>
    </style:style>
    <style:style style:name="P32" style:family="paragraph" style:parent-style-name="Standard" style:list-style-name="L2">
      <style:text-properties fo:color="#ff3333" officeooo:rsid="00240eea" officeooo:paragraph-rsid="00240eea"/>
    </style:style>
    <style:style style:name="P33" style:family="paragraph" style:parent-style-name="Standard" style:list-style-name="L2">
      <style:text-properties officeooo:rsid="002883df" officeooo:paragraph-rsid="002883df"/>
    </style:style>
    <style:style style:name="P34" style:family="paragraph" style:parent-style-name="Standard" style:list-style-name="L2">
      <style:text-properties officeooo:rsid="002c77cc" officeooo:paragraph-rsid="002c77cc"/>
    </style:style>
    <style:style style:name="P35" style:family="paragraph" style:parent-style-name="Standard" style:list-style-name="L2">
      <style:text-properties officeooo:rsid="002c77cc" officeooo:paragraph-rsid="003afa97"/>
    </style:style>
    <style:style style:name="P36" style:family="paragraph" style:parent-style-name="Standard" style:list-style-name="L2">
      <style:text-properties officeooo:rsid="002c77cc" officeooo:paragraph-rsid="004e8ce3"/>
    </style:style>
    <style:style style:name="P37" style:family="paragraph" style:parent-style-name="Standard" style:list-style-name="L2">
      <style:text-properties officeooo:rsid="002c77cc" officeooo:paragraph-rsid="003206a9"/>
    </style:style>
    <style:style style:name="P38" style:family="paragraph" style:parent-style-name="Standard" style:list-style-name="L2">
      <style:text-properties officeooo:rsid="002d9e07" officeooo:paragraph-rsid="002d9e07"/>
    </style:style>
    <style:style style:name="P39" style:family="paragraph" style:parent-style-name="Standard" style:list-style-name="L2">
      <style:text-properties officeooo:rsid="002d9e07" officeooo:paragraph-rsid="003688ed"/>
    </style:style>
    <style:style style:name="P40" style:family="paragraph" style:parent-style-name="Standard" style:list-style-name="L2">
      <style:text-properties officeooo:rsid="002d9e07" officeooo:paragraph-rsid="0037f82b"/>
    </style:style>
    <style:style style:name="P41" style:family="paragraph" style:parent-style-name="Standard" style:list-style-name="L2">
      <style:text-properties officeooo:rsid="002d9e07" officeooo:paragraph-rsid="004a0cc1"/>
    </style:style>
    <style:style style:name="P42" style:family="paragraph" style:parent-style-name="Standard" style:list-style-name="L2">
      <style:text-properties fo:font-weight="bold" officeooo:rsid="002883df" officeooo:paragraph-rsid="002883df" style:font-weight-asian="bold" style:font-weight-complex="bold"/>
    </style:style>
    <style:style style:name="P43" style:family="paragraph" style:parent-style-name="Standard" style:list-style-name="L2">
      <style:text-properties fo:font-weight="bold" officeooo:rsid="0021df17" officeooo:paragraph-rsid="0021df17" style:font-weight-asian="bold" style:font-weight-complex="bold"/>
    </style:style>
    <style:style style:name="P44" style:family="paragraph" style:parent-style-name="Standard" style:list-style-name="L2">
      <style:text-properties fo:font-weight="bold" officeooo:rsid="003206a9" officeooo:paragraph-rsid="003206a9" style:font-weight-asian="bold" style:font-weight-complex="bold"/>
    </style:style>
    <style:style style:name="P45" style:family="paragraph" style:parent-style-name="Standard" style:list-style-name="L2">
      <style:text-properties fo:font-weight="bold" officeooo:rsid="0022beaf" officeooo:paragraph-rsid="0022beaf" style:font-weight-asian="bold" style:font-weight-complex="bold"/>
    </style:style>
    <style:style style:name="P46" style:family="paragraph" style:parent-style-name="Standard" style:list-style-name="L2">
      <style:text-properties officeooo:rsid="003206a9" officeooo:paragraph-rsid="003206a9"/>
    </style:style>
    <style:style style:name="P47" style:family="paragraph" style:parent-style-name="Standard" style:list-style-name="L2">
      <style:text-properties officeooo:rsid="0033eaa0" officeooo:paragraph-rsid="0033eaa0"/>
    </style:style>
    <style:style style:name="P48" style:family="paragraph" style:parent-style-name="Standard" style:list-style-name="L2">
      <style:text-properties officeooo:rsid="003688ed" officeooo:paragraph-rsid="003688ed"/>
    </style:style>
    <style:style style:name="P49" style:family="paragraph" style:parent-style-name="Standard" style:list-style-name="L2">
      <style:text-properties officeooo:rsid="0037f82b" officeooo:paragraph-rsid="0037f82b"/>
    </style:style>
    <style:style style:name="P50" style:family="paragraph" style:parent-style-name="Standard" style:list-style-name="L2">
      <style:text-properties fo:font-weight="normal" officeooo:rsid="003839da" officeooo:paragraph-rsid="003839da" style:font-weight-asian="normal" style:font-weight-complex="normal"/>
    </style:style>
    <style:style style:name="P51" style:family="paragraph" style:parent-style-name="Standard" style:list-style-name="L2">
      <style:text-properties fo:font-weight="normal" officeooo:rsid="003839da" officeooo:paragraph-rsid="004a0cc1" style:font-weight-asian="normal" style:font-weight-complex="normal"/>
    </style:style>
    <style:style style:name="P52" style:family="paragraph" style:parent-style-name="Standard" style:list-style-name="L2">
      <style:text-properties fo:font-weight="normal" officeooo:rsid="002c77cc" officeooo:paragraph-rsid="0049110d" style:font-weight-asian="normal" style:font-weight-complex="normal"/>
    </style:style>
    <style:style style:name="P53" style:family="paragraph" style:parent-style-name="Standard" style:list-style-name="L2">
      <style:text-properties fo:font-weight="normal" officeooo:rsid="0049110d" officeooo:paragraph-rsid="0049110d" style:font-weight-asian="normal" style:font-weight-complex="normal"/>
    </style:style>
    <style:style style:name="P54" style:family="paragraph" style:parent-style-name="Standard" style:list-style-name="L2">
      <style:text-properties fo:font-weight="normal" officeooo:rsid="002d9e07" officeooo:paragraph-rsid="004a0cc1" style:font-weight-asian="normal" style:font-weight-complex="normal"/>
    </style:style>
    <style:style style:name="P55" style:family="paragraph" style:parent-style-name="Standard" style:list-style-name="L2">
      <style:text-properties officeooo:rsid="00240eea" officeooo:paragraph-rsid="00240eea"/>
    </style:style>
    <style:style style:name="P56" style:family="paragraph" style:parent-style-name="Standard" style:list-style-name="L2">
      <style:text-properties style:use-window-font-color="true" officeooo:rsid="00275b7a" officeooo:paragraph-rsid="00275b7a"/>
    </style:style>
    <style:style style:name="P57" style:family="paragraph" style:parent-style-name="Standard" style:list-style-name="L2">
      <style:text-properties officeooo:rsid="0022beaf" officeooo:paragraph-rsid="0022beaf"/>
    </style:style>
    <style:style style:name="P58" style:family="paragraph" style:parent-style-name="Standard" style:list-style-name="L2">
      <style:text-properties officeooo:rsid="0030c29b" officeooo:paragraph-rsid="0030c29b"/>
    </style:style>
    <style:style style:name="P59"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024e9"/>
    </style:style>
    <style:style style:name="T1" style:family="text">
      <style:text-properties officeooo:rsid="001024e9"/>
    </style:style>
    <style:style style:name="T2" style:family="text">
      <style:text-properties officeooo:rsid="0011ce83"/>
    </style:style>
    <style:style style:name="T3" style:family="text">
      <style:text-properties officeooo:rsid="0013d05b"/>
    </style:style>
    <style:style style:name="T4" style:family="text">
      <style:text-properties officeooo:rsid="00174009"/>
    </style:style>
    <style:style style:name="T5" style:family="text">
      <style:text-properties officeooo:rsid="001ab968"/>
    </style:style>
    <style:style style:name="T6" style:family="text">
      <style:text-properties officeooo:rsid="001c4bb9"/>
    </style:style>
    <style:style style:name="T7" style:family="text">
      <style:text-properties officeooo:rsid="001dd342"/>
    </style:style>
    <style:style style:name="T8" style:family="text">
      <style:text-properties officeooo:rsid="0021df17"/>
    </style:style>
    <style:style style:name="T9" style:family="text">
      <style:text-properties officeooo:rsid="00258b18"/>
    </style:style>
    <style:style style:name="T10" style:family="text">
      <style:text-properties officeooo:rsid="00275b7a"/>
    </style:style>
    <style:style style:name="T11" style:family="text">
      <style:text-properties officeooo:rsid="002778d0"/>
    </style:style>
    <style:style style:name="T12" style:family="text">
      <style:text-properties officeooo:rsid="002883df"/>
    </style:style>
    <style:style style:name="T13" style:family="text">
      <style:text-properties officeooo:rsid="002b04bb"/>
    </style:style>
    <style:style style:name="T14" style:family="text">
      <style:text-properties officeooo:rsid="002c77cc"/>
    </style:style>
    <style:style style:name="T15" style:family="text">
      <style:text-properties officeooo:rsid="002d9e07"/>
    </style:style>
    <style:style style:name="T16" style:family="text">
      <style:text-properties officeooo:rsid="002fd91b"/>
    </style:style>
    <style:style style:name="T17" style:family="text">
      <style:text-properties officeooo:rsid="0030c29b"/>
    </style:style>
    <style:style style:name="T18" style:family="text">
      <style:text-properties officeooo:rsid="003206a9"/>
    </style:style>
    <style:style style:name="T19" style:family="text">
      <style:text-properties officeooo:rsid="0033eaa0"/>
    </style:style>
    <style:style style:name="T20" style:family="text">
      <style:text-properties fo:font-weight="bold" style:font-weight-asian="bold" style:font-weight-complex="bold"/>
    </style:style>
    <style:style style:name="T21" style:family="text">
      <style:text-properties officeooo:rsid="003688ed"/>
    </style:style>
    <style:style style:name="T22" style:family="text">
      <style:text-properties fo:font-weight="normal" officeooo:rsid="0033eaa0" style:font-weight-asian="normal" style:font-weight-complex="normal"/>
    </style:style>
    <style:style style:name="T23" style:family="text">
      <style:text-properties fo:font-weight="normal" officeooo:rsid="003688ed" style:font-weight-asian="normal" style:font-weight-complex="normal"/>
    </style:style>
    <style:style style:name="T24" style:family="text">
      <style:text-properties fo:font-weight="normal" officeooo:rsid="003afa97" style:font-weight-asian="normal" style:font-weight-complex="normal"/>
    </style:style>
    <style:style style:name="T25" style:family="text">
      <style:text-properties fo:font-weight="normal" officeooo:rsid="0040807e" style:font-weight-asian="normal" style:font-weight-complex="normal"/>
    </style:style>
    <style:style style:name="T26" style:family="text">
      <style:text-properties fo:font-weight="normal" officeooo:rsid="00434227" style:font-weight-asian="normal" style:font-weight-complex="normal"/>
    </style:style>
    <style:style style:name="T27" style:family="text">
      <style:text-properties officeooo:rsid="003afa97"/>
    </style:style>
    <style:style style:name="T28" style:family="text">
      <style:text-properties officeooo:rsid="0040807e"/>
    </style:style>
    <style:style style:name="T29" style:family="text">
      <style:text-properties officeooo:rsid="004753c2"/>
    </style:style>
    <style:style style:name="T30" style:family="text">
      <style:text-properties officeooo:rsid="0049110d"/>
    </style:style>
    <style:style style:name="T31" style:family="text">
      <style:text-properties officeooo:rsid="004a0cc1"/>
    </style:style>
    <style:style style:name="T32" style:family="text">
      <style:text-properties officeooo:rsid="004cab02"/>
    </style:style>
    <style:style style:name="T33" style:family="text">
      <style:text-properties officeooo:rsid="004e8c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cientific Data Management System (SDMS) – <text:span text:style-name="T1">Rationale and Use Cases</text:span></text:p>
      <text:p text:style-name="P1"/>
      <text:p text:style-name="P2">June, 2017</text:p>
      <text:p text:style-name="P2">Dale V. Stansberry</text:p>
      <text:p text:style-name="P2">Advanced Data and Workflows Group</text:p>
      <text:p text:style-name="P1"/>
      <text:h text:style-name="Heading_20_1" text:outline-level="1">Introduction</text:h>
      <text:p text:style-name="P2">The Scientific Data Management System (SDMS) is a software system that provides big-data oriented management, curation, discovery, and dissemination as a service over member-hosted storage systems. The SDMS provides additional <text:span text:style-name="T2">metadata</text:span> capabilities <text:span text:style-name="T2">and security mechanisms </text:span>above and beyond <text:span text:style-name="T2">the features of its primary enabling technology: </text:span>Globus <text:span text:style-name="T2">(aka gridFTP). The SDMS is intended to facilitate big data access and movement within complex and geographically distributed HPC environments – a role traditionally filled by the now deprecated Globus Toolkit (GTK). The current version of Globus does not support these HPC environments as well as GTK did, requiring nontrivial tailoring (i.e., software development) to comply with local security policies. (GTK was also an operational burden due to its reliance of X.509 certificates.)</text:span></text:p>
      <text:p text:style-name="P2"/>
      <text:p text:style-name="P3">While the SDMS was initially conceived to address local scientific data access challenges, it also represented an opportunity to enhance and expand the applicable scope and value of this data via metadata and/or context capture and sharing. The SDMS is particularly well suited to this extended role because it is directly accessible by, and can even be integrated with, user processes that generate or modify scientific data. <text:span text:style-name="T3">Arbitrary domain-specific user- or process-generated metadata can be directly (and inseparably) associated with raw data, then later utilized as a means of organization, discovery, and dissemination.</text:span></text:p>
      <text:p text:style-name="P3"/>
      <text:p text:style-name="P4">The SDMS is targeted at use cases requiring short- to medium-term curation of “live” scientific data artifacts for active R&amp;D efforts. The SDMS is not well suited for very short-lived data due to the potential overhead of data ingestion. Long-term data curation is feasible; however, the SDMS does not currently support Digital Object Identifier assignment, nor does it integrate with external<text:span text:style-name="T5"> </text:span>DOI/<text:span text:style-name="T5">publication</text:span> index<text:span text:style-name="T5"> and dissemination sites</text:span>.</text:p>
      <text:h text:style-name="Heading_20_2" text:outline-level="2">High-Level Architecture</text:h>
      <text:p text:style-name="P7">The SDMS is a collection of <text:span text:style-name="T4">distributed </text:span>software services (both central and storage-local), a central database, a <text:span text:style-name="T4">web application</text:span>, and client <text:span text:style-name="T4">tools</text:span>. <text:span text:style-name="T6">SDMS core services provide central data record and metadata indexing and storage (without raw data), and utilize Globus federated identities and security credentials to manage (raw) data transfers to/from storage systems hosted by member facilities. SDMS storage services are configured at each hosted storage system and provide SDMS managed local caching and fine-grained access controls at the file-system level. The SDMS web application provides an interactive graphical user interface that can be used to easily access all SDMS features, including organizing data with custom collection hierarchies, tags, and metadata, managing collectively-owned/generated data via projects, and event-driven data dissemination.</text:span></text:p>
      <text:p text:style-name="P10"><text:soft-page-break/>Users, scripts, and applications can utilize the SDMS to provision or capture raw data from within a data or compute environment via the client tools which consist of a command-line interface (CLI) and two libraries (C/C++ and python). The client tools are also used to configure local security credentials for non-interactive use cases. The SDMS does not rely on facility managed user credentials, and instead installs system generated credentials derived from Globus authentication processes.</text:p>
      <text:p text:style-name="P8">[insert SDMS diagram here]</text:p>
      <text:p text:style-name="P9">Because the SDMS utilizes Globus for raw data transfers, SDMS users must have a Globus account and activate relevant end-points prior to initiating transfers. (End-point policies vary and are managed locally.) <text:span text:style-name="T7">All network communication between various SDMS software components is binary and is encrypted using modern elliptic-curve crypto-algorithms, and the web application utilizes secure HTTP for all service interactions.</text:span></text:p>
      <text:h text:style-name="Heading_20_2" text:outline-level="2">Current Status</text:h>
      <text:list xml:id="list7672177804239736810" text:style-name="L1">
        <text:list-item>
          <text:p text:style-name="P11">The SDMS is under active development and is scheduled for a limited ORNL-only beta release on August 31, 2018.</text:p>
        </text:list-item>
        <text:list-item>
          <text:p text:style-name="P12">Only Linux-derived operating systems are supported by the CLI; however, the Python library may be used from non-Linux operating systems.</text:p>
        </text:list-item>
      </text:list>
      <text:h text:style-name="Heading_20_1" text:outline-level="1">Use Cases</text:h>
      <text:p text:style-name="P5">This section lists all use cases for the SDMS organized <text:span text:style-name="T11">by </text:span>categor<text:span text:style-name="T8">y</text:span>. <text:span text:style-name="T8">Some use cases may not be supported on all SDMS interfaces </text:span>(CLI, web <text:span text:style-name="T8">application</text:span>, and public APIs<text:span text:style-name="T8">), these restrictions will be mentioned as applicable</text:span>. User roles <text:span text:style-name="T11">(noted where applicable) </text:span>reflect a given users role in a specific use case rather than an account setting or attribute. The SDMS include<text:span text:style-name="T12">s</text:span> <text:span text:style-name="T8">a built-in system administrator role (account setting) which has full access to all SDMS interfaces.</text:span></text:p>
      <text:p text:style-name="P5"/>
      <text:p text:style-name="P6">Note: These use cases are subject to change. Use cases marked in RED are scheduled for a later release (after beta release). Many of these post-beta use cases can actually be achieved by an administrator during beta testing, there will simply be no user interface support for these use cases for regular users.</text:p>
      <text:p text:style-name="P1"/>
      <text:list xml:id="list8251909891764091749" text:style-name="L2">
        <text:list-item>
          <text:p text:style-name="P13"><text:span text:style-name="T20">Security</text:span> <text:span text:style-name="T12">(user role unless noted otherwise)</text:span></text:p>
          <text:list>
            <text:list-item>
              <text:p text:style-name="P14">Register for new SDMS account (<text:span text:style-name="T12">required to access SDMS, </text:span>requires <text:span text:style-name="T12">a </text:span>Globus account, only <text:span text:style-name="T12">accessible from </text:span>web application)</text:p>
            </text:list-item>
            <text:list-item>
              <text:p text:style-name="P15">View SDMS account</text:p>
            </text:list-item>
            <text:list-item>
              <text:p text:style-name="P15">Update SDMS account <text:span text:style-name="T12">(contact info, password – user name is controlled by Globus)</text:span></text:p>
            </text:list-item>
            <text:list-item>
              <text:p text:style-name="P16">Disable SDMS account (Admin only, to support local account policies).</text:p>
            </text:list-item>
            <text:list-item>
              <text:p text:style-name="P16">Enable a disabled SDMS account (Admin only)</text:p>
            </text:list-item>
            <text:list-item>
              <text:p text:style-name="P15">Delete SDMS account <text:span text:style-name="T12">(purges all associated records and raw data)</text:span></text:p>
            </text:list-item>
            <text:list-item>
              <text:p text:style-name="P33"><text:span text:style-name="T13">Install CLI </text:span>security credentials for a specific data/compute environment (required for non-interactive sessions).</text:p>
            </text:list-item>
            <text:list-item>
              <text:p text:style-name="P17">Revoke CLI security credentials <text:span text:style-name="T12">for a specific data/compute environment</text:span></text:p>
            </text:list-item>
            <text:list-item>
              <text:p text:style-name="P17">Revoke all CLI security credentials</text:p>
            </text:list-item>
          </text:list>
        </text:list-item>
        <text:list-item>
          <text:p text:style-name="P13"><text:span text:style-name="T20">Data Management</text:span> <text:span text:style-name="T15">(all use cases require a storage allocation)</text:span></text:p>
          <text:list>
            <text:list-item>
              <text:p text:style-name="P34">Create a new data record without raw data (optionally including title, description, alias, metadata, tag(s), and annotation(s))</text:p>
            </text:list-item>
            <text:list-item>
              <text:p text:style-name="P34"><text:soft-page-break/>Create a new data record with raw data (CLI only, same options as above)</text:p>
            </text:list-item>
            <text:list-item>
              <text:p text:style-name="P34">See data record in a search, browse, or views listing. For non-owning users, requires data to be marked public, or having the “list” permission</text:p>
            </text:list-item>
            <text:list-item>
              <text:p text:style-name="P34">View data record details <text:span text:style-name="T27">(all but raw data)</text:span>. For non-owning users, requires data to be marked public, or having the “view” permission</text:p>
            </text:list-item>
            <text:list-item>
              <text:p text:style-name="P35">Update a data record (<text:span text:style-name="T27">all but raw data</text:span>). For non-owning users, requires having the “update” permission</text:p>
            </text:list-item>
            <text:list-item>
              <text:p text:style-name="P34">Delete a data record (and purge raw data). For non-owning users, requires having the “delete” permission</text:p>
            </text:list-item>
            <text:list-item>
              <text:p text:style-name="P36">Download raw data<text:span text:style-name="T33"> of</text:span> a data record <text:span text:style-name="T33">to a user-specific location</text:span>. For non-owning users, requires data to be marked public, or having the “<text:span text:style-name="T15">read</text:span>” permission. <text:span text:style-name="T33">Requires requesting user to have low-level access to destination location.</text:span></text:p>
            </text:list-item>
            <text:list-item>
              <text:p text:style-name="P18">Download <text:span text:style-name="T14">raw data</text:span> of<text:span text:style-name="T14"> a data record </text:span>to a specific storage system cache<text:span text:style-name="T14">. </text:span>Local destination path will be provided on initiation. <text:span text:style-name="T14">For non-owning users, requires data to be marked public, or having the “read” permission. </text:span>Requires requesting user to have low-level access to destination location. Also requires cache to have sufficient space to receive data.</text:p>
            </text:list-item>
            <text:list-item>
              <text:p text:style-name="P34">Upload raw data for a data record. For non-owning users, requires having the “write” permission.</text:p>
            </text:list-item>
            <text:list-item>
              <text:p text:style-name="P38">View access control list for a data record (owner <text:span text:style-name="T21">or project admin </text:span>only).</text:p>
            </text:list-item>
            <text:list-item>
              <text:p text:style-name="P39">Update access control list for a data record (owner <text:span text:style-name="T21">or project admin </text:span>only).</text:p>
            </text:list-item>
            <text:list-item>
              <text:p text:style-name="P19">Acquire write lock on data record (read locks are implicit).<text:span text:style-name="T14"> For non-owning users, requires having the “write” permission.</text:span></text:p>
            </text:list-item>
            <text:list-item>
              <text:p text:style-name="P19">Release a write lock on a locked data record.</text:p>
            </text:list-item>
            <text:list-item>
              <text:p text:style-name="P20">Transfer data ownership to another user. Owning user or project admins only. <text:span text:style-name="T32">Requires sufficient allocation for receiving user.</text:span></text:p>
            </text:list-item>
            <text:list-item>
              <text:p text:style-name="P21">Move raw data from one allocation to another. Owning user or project admins only. <text:span text:style-name="T32">Requires sufficient space on receiving allocation.</text:span></text:p>
            </text:list-item>
          </text:list>
        </text:list-item>
        <text:list-item>
          <text:p text:style-name="P42">Data Storage</text:p>
          <text:list>
            <text:list-item>
              <text:p text:style-name="P19">User/<text:span text:style-name="T16">Project admin</text:span> requests a storage allocation for a specific storage system</text:p>
            </text:list-item>
            <text:list-item>
              <text:p text:style-name="P22">User<text:span text:style-name="T15">/</text:span>Project admin views storage allocation usage statistics</text:p>
            </text:list-item>
            <text:list-item>
              <text:p text:style-name="P22">User<text:span text:style-name="T15">/</text:span>Project admin moves data between storage systems with allocations</text:p>
            </text:list-item>
            <text:list-item>
              <text:p text:style-name="P19">Storage admin denies a storage allocation request</text:p>
            </text:list-item>
            <text:list-item>
              <text:p text:style-name="P19">Storage admin creates a storage allocation</text:p>
            </text:list-item>
            <text:list-item>
              <text:p text:style-name="P19">Storage admin updates a storage allocation (raw data purged as needed)</text:p>
            </text:list-item>
            <text:list-item>
              <text:p text:style-name="P19">Storage admin deletes a storage allocation (raw data purged as needed)</text:p>
            </text:list-item>
            <text:list-item>
              <text:p text:style-name="P22"><text:span text:style-name="T17">Storage</text:span> admin views storage allocation usage statistics</text:p>
            </text:list-item>
          </text:list>
        </text:list-item>
        <text:list-item>
          <text:p text:style-name="P43">Collections</text:p>
          <text:list>
            <text:list-item>
              <text:p text:style-name="P37">Create a new <text:span text:style-name="T18">collection </text:span>(optionally including <text:span text:style-name="T18">parent collection, </text:span>title, description, <text:span text:style-name="T18">and </text:span>alias)</text:p>
            </text:list-item>
            <text:list-item>
              <text:p text:style-name="P37">See <text:span text:style-name="T18">collection </text:span>in a listing <text:span text:style-name="T18">of a parent collection</text:span>. For non-owning users, requires having the “list” permission</text:p>
            </text:list-item>
            <text:list-item>
              <text:p text:style-name="P37">View <text:span text:style-name="T18">collection details (title, description, etc)</text:span>. For non-owning users, requires having the “view” permission</text:p>
            </text:list-item>
            <text:list-item>
              <text:p text:style-name="P35">Update <text:span text:style-name="T18">collection details</text:span> (<text:span text:style-name="T18">title, description, etc</text:span>). For non-owning users, requires having the “update” permission</text:p>
            </text:list-item>
            <text:list-item>
              <text:p text:style-name="P37">Delete a <text:span text:style-name="T18">collection</text:span>. For non-owning users, requires having the “delete” permission. <text:span text:style-name="T18">Contained items are unlinked, not deleted.</text:span></text:p>
            </text:list-item>
            <text:list-item>
              <text:p text:style-name="P46">See items contained in a collection. <text:span text:style-name="T14">For non-owning users, requires having the “</text:span>read<text:span text:style-name="T14">” permission</text:span></text:p>
            </text:list-item>
            <text:list-item>
              <text:p text:style-name="P46"><text:soft-page-break/>Link or unlink items contained in a collection. <text:span text:style-name="T14">For non-owning users, requires having the “</text:span>write<text:span text:style-name="T14">” permission</text:span></text:p>
            </text:list-item>
            <text:list-item>
              <text:p text:style-name="P40">View access control list for a <text:span text:style-name="T18">collection </text:span>(owner <text:span text:style-name="T21">or project admin </text:span>only).</text:p>
            </text:list-item>
            <text:list-item>
              <text:p text:style-name="P40">Update access control list for a <text:span text:style-name="T18">collection</text:span> (owner <text:span text:style-name="T21">or project admin </text:span>only).</text:p>
            </text:list-item>
          </text:list>
        </text:list-item>
        <text:list-item>
          <text:p text:style-name="P44">Access Control Lists <text:span text:style-name="T19">and Groups</text:span><text:span text:style-name="T22"> (owner </text:span><text:span text:style-name="T23">or project admin</text:span><text:span text:style-name="T22"> only) </text:span><text:span text:style-name="T24">Note that rules include a target (the data or collection being controlled), a subject (a specific user, group, or “other” user that is affected by the rule), and a set of permissions that are to be granted and/or denied. Collections additionally have inherited permissions that can be granted and/or denied (this enables easy and separate control of collections and contained data).</text:span></text:p>
          <text:list>
            <text:list-item>
              <text:p text:style-name="P47">Add user-specific rule</text:p>
            </text:list-item>
            <text:list-item>
              <text:p text:style-name="P47">Update user-specific rule</text:p>
            </text:list-item>
            <text:list-item>
              <text:p text:style-name="P47"><text:span text:style-name="T21">Delete </text:span>user-specific rule</text:p>
            </text:list-item>
            <text:list-item>
              <text:p text:style-name="P48">Add group-specific rule</text:p>
            </text:list-item>
            <text:list-item>
              <text:p text:style-name="P48">Update group-specific rule</text:p>
            </text:list-item>
            <text:list-item>
              <text:p text:style-name="P48">Delete group-specific rule</text:p>
            </text:list-item>
            <text:list-item>
              <text:p text:style-name="P48">Update default permissions</text:p>
            </text:list-item>
            <text:list-item>
              <text:p text:style-name="P48">View list of groups</text:p>
            </text:list-item>
            <text:list-item>
              <text:p text:style-name="P49">View group information (title, description, members)</text:p>
            </text:list-item>
            <text:list-item>
              <text:p text:style-name="P49">Update group information (title, description, members)</text:p>
            </text:list-item>
            <text:list-item>
              <text:p text:style-name="P49">Delete group (removes any associated ACL rules)</text:p>
            </text:list-item>
          </text:list>
        </text:list-item>
        <text:list-item>
          <text:p text:style-name="P43">Projects</text:p>
          <text:list>
            <text:list-item>
              <text:p text:style-name="P50">Create a new project (with title, description, members, admins). May associate existing storage allocation assigned to creator, or a separate storage allocation may be requested.</text:p>
            </text:list-item>
            <text:list-item>
              <text:p text:style-name="P52">See <text:span text:style-name="T30">project </text:span>in a<text:span text:style-name="T30">ny</text:span> listing <text:span text:style-name="T18">of a projects</text:span>. For non-<text:span text:style-name="T30">member </text:span>users, requires having the “list” permission</text:p>
            </text:list-item>
            <text:list-item>
              <text:p text:style-name="P53">View project details. For non-member users, require “view” permission</text:p>
            </text:list-item>
            <text:list-item>
              <text:p text:style-name="P51">Update project information (title, description, members, admins). <text:span text:style-name="T31">Project admins only.</text:span></text:p>
            </text:list-item>
            <text:list-item>
              <text:p text:style-name="P51">Delete project. (associated data purged.) <text:span text:style-name="T31">Project admins only.</text:span></text:p>
            </text:list-item>
            <text:list-item>
              <text:p text:style-name="P41">View access control list for <text:span text:style-name="T31">root collection </text:span>(<text:span text:style-name="T21">project admin </text:span>only).</text:p>
            </text:list-item>
            <text:list-item>
              <text:p text:style-name="P54">Update access control list for <text:span text:style-name="T31">root</text:span> <text:span text:style-name="T18">collection</text:span> (<text:span text:style-name="T21">project admin </text:span>only).</text:p>
            </text:list-item>
          </text:list>
        </text:list-item>
        <text:list-item>
          <text:p text:style-name="P13"><text:span text:style-name="T20">Search</text:span> <text:span text:style-name="T9">(not role specific)</text:span></text:p>
          <text:list>
            <text:list-item>
              <text:p text:style-name="P55">Find data record(s) by owner (name or user identifier)</text:p>
            </text:list-item>
            <text:list-item>
              <text:p text:style-name="P55">Find data record(s) by title or description keyword(s)</text:p>
            </text:list-item>
            <text:list-item>
              <text:p text:style-name="P55">Find data record(s) by creation or update date/time (before, after, or range criteria)</text:p>
            </text:list-item>
            <text:list-item>
              <text:p text:style-name="P32">Find data record(s) by tag(s)</text:p>
            </text:list-item>
            <text:list-item>
              <text:p text:style-name="P55">Find data record(s) by structured metadata expression (query language TBD but depends on storage indexing choice)</text:p>
            </text:list-item>
            <text:list-item>
              <text:p text:style-name="P23">Find data record(s) by combination of search criteria specified above, supporting AND, OR, and NOT operations and arbitrary grouping of expressions.</text:p>
            </text:list-item>
            <text:list-item>
              <text:p text:style-name="P56">Execute any permitted data use case from results shown in search results.</text:p>
            </text:list-item>
            <text:list-item>
              <text:p text:style-name="P23">Save current search expression as a new <text:span text:style-name="T10">v</text:span>iew.</text:p>
            </text:list-item>
            <text:list-item>
              <text:p text:style-name="P23">Use current search expression to update an existing <text:span text:style-name="T10">v</text:span>iew.</text:p>
            </text:list-item>
          </text:list>
        </text:list-item>
        <text:list-item>
          <text:p text:style-name="P57"><text:span text:style-name="T20">Views</text:span> <text:span text:style-name="T9">(not role specific)</text:span></text:p>
          <text:list>
            <text:list-item>
              <text:p text:style-name="P23">Create <text:span text:style-name="T10">a new </text:span>view based on <text:span text:style-name="T10">any search expression as defined in Search section, above.</text:span></text:p>
            </text:list-item>
            <text:list-item>
              <text:p text:style-name="P24">View current results of an existing view.</text:p>
            </text:list-item>
            <text:list-item>
              <text:p text:style-name="P24">Update an existing view.</text:p>
            </text:list-item>
            <text:list-item>
              <text:p text:style-name="P24">Delete an existing view.</text:p>
            </text:list-item>
            <text:list-item>
              <text:p text:style-name="P24">Execute any permitted data use case from results shown in view.</text:p>
            </text:list-item>
          </text:list>
        </text:list-item>
        <text:list-item>
          <text:p text:style-name="P45"><text:soft-page-break/>Tagging <text:span text:style-name="T25">(Note that tags are arbitrary text labels associated with an item. The text label itself is not owned by anyone and is managed by the SDMS. “Tagging” is the act of associating a text label with an item, and if the tag label is new, it is created automatically – and garbage collected when it is no longer needed.)</text:span></text:p>
          <text:list>
            <text:list-item>
              <text:p text:style-name="P25"><text:span text:style-name="T28">Add one or more tags to one or more </text:span>data record<text:span text:style-name="T28">s or collections. For non-owning users, requires having the “tag” permission</text:span></text:p>
            </text:list-item>
            <text:list-item>
              <text:p text:style-name="P26">Remove one or more tags from one or more data records or collections. <text:span text:style-name="T14">For non-owning users, requires having the “</text:span>tag<text:span text:style-name="T14">” permission</text:span></text:p>
            </text:list-item>
            <text:list-item>
              <text:p text:style-name="P26">View tags associated with a data record or collection.</text:p>
            </text:list-item>
            <text:list-item>
              <text:p text:style-name="P27">View set of tags accumulated from all child items, recursively, that are linked to a given collection</text:p>
            </text:list-item>
            <text:list-item>
              <text:p text:style-name="P27">View set of all tags sorted by prevalence (tag cloud, configurable limit to number of tags included)</text:p>
            </text:list-item>
          </text:list>
        </text:list-item>
        <text:list-item>
          <text:p text:style-name="P45">Annotations <text:span text:style-name="T26">(Note that annotations have a type (info, notice, warning, error, question) and a priority (low, medium, high) in addition to title, message body, and time. They also include the ability to track replies/comments from other users. If created by a user that does not own the associated item, the owner shall be notified and be able to acknowledge and/or close the annotation. The purpose is to allow consumers of data to provide concise feedback to data owners, and to be able to any eventual track resolutions.</text:span></text:p>
          <text:list>
            <text:list-item>
              <text:p text:style-name="P28">Create a new annotation (including type, priority, title, message body, <text:span text:style-name="T29">deadline (optional), </text:span>and time created) associated with a date record or collection. <text:span text:style-name="T14">For non-owning users, requires having the “</text:span>annotate<text:span text:style-name="T14">” permission.</text:span></text:p>
            </text:list-item>
            <text:list-item>
              <text:p text:style-name="P29">Update initial annotation information. Restricted to creator only.</text:p>
            </text:list-item>
            <text:list-item>
              <text:p text:style-name="P30">View an annotation and all comments. <text:span text:style-name="T14">For non-owning users, requires having the “</text:span>view<text:span text:style-name="T14">” permission</text:span></text:p>
            </text:list-item>
            <text:list-item>
              <text:p text:style-name="P29">Add new comment to an annotation. Owner, creator, and users with “annotate” permission on associated item.</text:p>
            </text:list-item>
            <text:list-item>
              <text:p text:style-name="P30">Delete a previous comment on an annotation. Restricted to commenting user.</text:p>
            </text:list-item>
            <text:list-item>
              <text:p text:style-name="P30">Edit a previous comment on an annotation. Restricted to commenting user.</text:p>
            </text:list-item>
            <text:list-item>
              <text:p text:style-name="P31">Delete an annotation. (Owning user and annotation creator only)</text:p>
            </text:list-item>
            <text:list-item>
              <text:p text:style-name="P30">View list of all annotations associated with owned data or collections</text:p>
            </text:list-item>
            <text:list-item>
              <text:p text:style-name="P30">View list of all annotations that non-creating user has participated in.</text:p>
            </text:list-item>
            <text:list-item>
              <text:p text:style-name="P31">Subscribe to future annotations associated with a data record or collection. Requires “list” and “view” permissions. Collection subscriptions are recursive and subscribe users to future annotations on all contained items.</text:p>
            </text:list-item>
            <text:list-item>
              <text:p text:style-name="P31">Unsubscribe from an existing annotation subscription on a data record or collection. Unsubscribing from a collection is recursive.</text:p>
            </text:list-item>
            <text:list-item>
              <text:p text:style-name="P31">View all subscriptions (subscriber only).</text:p>
            </text:list-item>
          </text:list>
        </text:list-item>
        <text:list-item>
          <text:p text:style-name="P58"><text:span text:style-name="T20">Administration</text:span> (in addition to all other use cases_</text:p>
          <text:list>
            <text:list-item>
              <text:p text:style-name="P58">Grant admin permissions to a regular account</text:p>
            </text:list-item>
            <text:list-item>
              <text:p text:style-name="P58">Revoke admin permissions from an admin account</text:p>
            </text:list-item>
            <text:list-item>
              <text:p text:style-name="P58">Create/update/delete storage system records</text:p>
            </text:list-item>
            <text:list-item>
              <text:p text:style-name="P58">Assign storage system admin permission to user</text:p>
            </text:list-item>
            <text:list-item>
              <text:p text:style-name="P58">Revoke storage system admin permission from user</text:p>
            </text:list-item>
            <text:list-item>
              <text:p text:style-name="P58">View/update account policies (TBD: max number of records, transfers, etc)</text:p>
            </text:list-item>
          </text:list>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0:27:47.769944817</meta:creation-date>
    <dc:date>2018-06-20T17:28:25.315313392</dc:date>
    <meta:editing-duration>PT9H31S</meta:editing-duration>
    <meta:editing-cycles>37</meta:editing-cycles>
    <meta:generator>LibreOffice/5.1.6.2$Linux_X86_64 LibreOffice_project/10m0$Build-2</meta:generator>
    <meta:document-statistic meta:table-count="0" meta:image-count="0" meta:object-count="0" meta:page-count="5" meta:paragraph-count="126" meta:word-count="2253" meta:character-count="14522" meta:non-whitespace-character-count="12500"/>
  </office:meta>
</office:document-meta>
</file>